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6.6951in" style:rel-column-width="65535*"/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Contents_20_1">
      <style:text-properties officeooo:paragraph-rsid="001f42e0"/>
    </style:style>
    <style:style style:name="P2" style:family="paragraph" style:parent-style-name="ВКР_5f_Заголовок_5f_не_5f_в_5f_содержании">
      <style:paragraph-properties fo:break-before="page"/>
      <style:text-properties officeooo:paragraph-rsid="001f42e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0e8cd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73872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738c8" fo:background-color="#1e1e1e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b4b4b4" loext:opacity="100%" style:font-name="Consolas" fo:font-size="10.5pt" fo:font-weight="normal" officeooo:paragraph-rsid="00573872" fo:background-color="#1e1e1e"/>
    </style:style>
    <style:style style:name="P13" style:family="paragraph" style:parent-style-name="Standard">
      <style:paragraph-properties fo:text-align="start" style:justify-single-word="false"/>
      <style:text-properties fo:color="#b4b4b4" loext:opacity="100%" style:font-name="Consolas" fo:font-size="10.5pt" fo:font-weight="normal" officeooo:paragraph-rsid="005738c8" fo:background-color="#1e1e1e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fo:background-color="#1e1e1e"/>
    </style:style>
    <style:style style:name="P15" style:family="paragraph" style:parent-style-name="Standard">
      <style:text-properties officeooo:paragraph-rsid="00573872"/>
    </style:style>
    <style:style style:name="P16" style:family="paragraph" style:parent-style-name="Standard">
      <style:text-properties officeooo:paragraph-rsid="005738c8"/>
    </style:style>
    <style:style style:name="P17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in" style:auto-text-indent="false" style:writing-mode="lr-tb"/>
      <style:text-properties officeooo:paragraph-rsid="001f42e0"/>
    </style:style>
    <style:style style:name="P18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in" style:auto-text-indent="false" fo:break-before="page" style:writing-mode="lr-tb"/>
      <style:text-properties officeooo:paragraph-rsid="001f42e0"/>
    </style:style>
    <style:style style:name="P19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in" style:auto-text-indent="false" style:writing-mode="lr-tb"/>
      <style:text-properties officeooo:paragraph-rsid="001f42e0"/>
    </style:style>
    <style:style style:name="P20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officeooo:paragraph-rsid="001f42e0"/>
    </style:style>
    <style:style style:name="P21" style:family="paragraph" style:parent-style-name="Standard">
      <style:paragraph-properties fo:text-align="center" style:justify-single-word="false"/>
      <style:text-properties officeooo:paragraph-rsid="001ecb23"/>
    </style:style>
    <style:style style:name="P22" style:family="paragraph" style:parent-style-name="Standard">
      <style:paragraph-properties fo:text-align="center" style:justify-single-word="false"/>
      <style:text-properties officeooo:paragraph-rsid="005a37f5"/>
    </style:style>
    <style:style style:name="P23" style:family="paragraph" style:parent-style-name="Standard">
      <style:paragraph-properties fo:text-align="center" style:justify-single-word="false"/>
      <style:text-properties fo:font-size="14pt" officeooo:paragraph-rsid="001ecb23" style:font-size-asian="14pt" style:font-size-complex="14pt"/>
    </style:style>
    <style:style style:name="P24" style:family="paragraph" style:parent-style-name="Standard">
      <style:text-properties fo:font-size="14pt" officeooo:paragraph-rsid="001ecb23" style:font-size-asian="14pt" style:font-size-complex="14pt"/>
    </style:style>
    <style:style style:name="P25" style:family="paragraph" style:parent-style-name="Standard">
      <style:text-properties officeooo:paragraph-rsid="001ecb23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officeooo:rsid="001ecb23" style:font-size-asian="14pt" style:font-size-complex="14pt"/>
    </style:style>
    <style:style style:name="T3" style:family="text">
      <style:text-properties fo:font-size="14pt" fo:language="ru" fo:country="RU" officeooo:rsid="0058b16d" style:font-size-asian="14pt" style:font-size-complex="14pt"/>
    </style:style>
    <style:style style:name="T4" style:family="text">
      <style:text-properties text:display="true"/>
    </style:style>
    <style:style style:name="T5" style:family="text">
      <style:text-properties fo:color="#b4b4b4" loext:opacity="100%"/>
    </style:style>
    <style:style style:name="T6" style:family="text">
      <style:text-properties fo:color="#b4b4b4" loext:opacity="100%" style:font-name="Consolas"/>
    </style:style>
    <style:style style:name="T7" style:family="text">
      <style:text-properties fo:color="#b4b4b4" loext:opacity="100%" style:font-name="Consolas" fo:font-size="10.5pt" fo:font-weight="normal"/>
    </style:style>
    <style:style style:name="T8" style:family="text">
      <style:text-properties fo:color="#9a9a9a" loext:opacity="100%"/>
    </style:style>
    <style:style style:name="T9" style:family="text">
      <style:text-properties fo:color="#9a9a9a" loext:opacity="100%" style:font-name="Consolas"/>
    </style:style>
    <style:style style:name="T10" style:family="text">
      <style:text-properties fo:color="#9a9a9a" loext:opacity="100%" style:font-name="Consolas" fo:font-size="10.5pt" fo:font-weight="normal"/>
    </style:style>
    <style:style style:name="T11" style:family="text">
      <style:text-properties fo:color="#9a9a9a" loext:opacity="100%" fo:font-size="10.5pt" fo:font-weight="normal"/>
    </style:style>
    <style:style style:name="T12" style:family="text">
      <style:text-properties fo:color="#c8c8c8" loext:opacity="100%"/>
    </style:style>
    <style:style style:name="T13" style:family="text">
      <style:text-properties fo:color="#c8c8c8" loext:opacity="100%" style:font-name="Consolas"/>
    </style:style>
    <style:style style:name="T14" style:family="text">
      <style:text-properties fo:color="#c8c8c8" loext:opacity="100%" style:font-name="Consolas" fo:font-size="10.5pt" fo:font-weight="normal"/>
    </style:style>
    <style:style style:name="T15" style:family="text">
      <style:text-properties fo:color="#e8c9bb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"/>
    </style:style>
    <style:style style:name="T19" style:family="text">
      <style:text-properties fo:color="#569cd6" loext:opacity="100%" style:font-name="Consolas" fo:font-size="10.5pt" fo:font-weight="normal"/>
    </style:style>
    <style:style style:name="T20" style:family="text">
      <style:text-properties fo:color="#4ec9b0" loext:opacity="100%"/>
    </style:style>
    <style:style style:name="T21" style:family="text">
      <style:text-properties fo:color="#4ec9b0" loext:opacity="100%" style:font-name="Consolas"/>
    </style:style>
    <style:style style:name="T22" style:family="text">
      <style:text-properties fo:color="#4ec9b0" loext:opacity="100%" style:font-name="Consolas" fo:font-size="10.5pt" fo:font-weight="normal"/>
    </style:style>
    <style:style style:name="T23" style:family="text">
      <style:text-properties style:font-name="Consolas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fo:color="#dcdcaa" loext:opacity="100%"/>
    </style:style>
    <style:style style:name="T26" style:family="text">
      <style:text-properties fo:color="#dcdcaa" loext:opacity="100%" style:font-name="Consolas"/>
    </style:style>
    <style:style style:name="T27" style:family="text">
      <style:text-properties fo:color="#dcdcaa" loext:opacity="100%" style:font-name="Consolas" fo:font-size="10.5pt" fo:font-weight="normal"/>
    </style:style>
    <style:style style:name="T28" style:family="text">
      <style:text-properties fo:color="#57a64a" loext:opacity="100%" style:font-name="Consolas"/>
    </style:style>
    <style:style style:name="T29" style:family="text">
      <style:text-properties fo:color="#57a64a" loext:opacity="100%" style:font-name="Consolas" fo:language="ru" fo:country="RU" officeooo:rsid="004a7c1d"/>
    </style:style>
    <style:style style:name="T30" style:family="text">
      <style:text-properties fo:color="#57a64a" loext:opacity="100%" style:font-name="Consolas" fo:language="ru" fo:country="RU" officeooo:rsid="00573872"/>
    </style:style>
    <style:style style:name="T31" style:family="text">
      <style:text-properties fo:color="#57a64a" loext:opacity="100%" style:font-name="Consolas" fo:language="en" fo:country="US" officeooo:rsid="00573872"/>
    </style:style>
    <style:style style:name="T32" style:family="text">
      <style:text-properties fo:color="#57a64a" loext:opacity="100%" style:font-name="Consolas" fo:language="en" fo:country="US" officeooo:rsid="005738c8"/>
    </style:style>
    <style:style style:name="T33" style:family="text">
      <style:text-properties fo:color="#b5cea8" loext:opacity="100%" style:font-name="Consolas" fo:font-size="10.5pt" fo:font-weight="normal"/>
    </style:style>
    <style:style style:name="T34" style:family="text">
      <style:text-properties fo:color="#9cdcfe" loext:opacity="100%" style:font-name="Consolas" fo:font-size="10.5pt" fo:font-weight="normal"/>
    </style:style>
    <style:style style:name="T35" style:family="text">
      <style:text-properties fo:color="#d8a0df" loext:opacity="100%" style:font-name="Consolas" fo:font-size="10.5pt" fo:font-weight="normal"/>
    </style:style>
    <style:style style:name="T36" style:family="text">
      <style:text-properties fo:color="#ffd68f" loext:opacity="100%" style:font-name="Consolas" fo:font-size="10.5pt" fo:font-weight="normal"/>
    </style:style>
    <style:style style:name="T37" style:family="text">
      <style:text-properties fo:color="#000000" loext:opacity="100%" style:font-name="Times New Roman" fo:font-size="14pt" fo:language="ru" fo:country="RU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38" style:family="text">
      <style:text-properties fo:color="#000000" loext:opacity="100%" style:font-name="Times New Roman" fo:font-size="14pt" fo:language="ru" fo:country="RU" fo:font-weight="bold" officeooo:rsid="001f42e0" fo:background-color="transparent" loext:char-shading-value="0" style:font-size-asian="14pt" style:font-weight-asian="bold" style:font-size-complex="14pt" style:font-weight-complex="normal"/>
    </style:style>
    <style:style style:name="T39" style:family="text">
      <style:text-properties fo:color="#000000" loext:opacity="100%" style:font-name="Times New Roman" fo:font-size="14pt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f42e0" fo:background-color="transparent" loext:char-shading-value="0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56780f" fo:background-color="transparent" loext:char-shading-value="0" style:font-size-asian="14pt" style:font-weight-asian="normal" style:font-size-complex="14pt" style:font-weight-complex="normal"/>
    </style:style>
    <style:style style:name="T43" style:family="text">
      <style:text-properties fo:color="#dadada" loext:opacity="100%" style:font-name="Consolas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ffffff" draw:textarea-vertical-align="top" draw:auto-grow-height="false" fo:min-height="0.1902in" fo:min-width="0.13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 loext:marker-style-name="T1"><text:span text:style-name="T1">МИНИСТЕРСТВО НАУКИ И ВЫСШЕГО ОБРАЗОВАНИЯ РОССИЙСКОЙ ФЕДЕРАЦИИ</text:span></text:p>
      <text:p text:style-name="P21" loext:marker-style-name="T1"><text:span text:style-name="T1">ФЕДЕРАЛЬНОЕ ГОСУДАРСТВЕННОЕ БЮДЖЕТНОЕ ОБРАЗОВАТЕЛЬНОЕ УЧРЕЖДЕНИЕ ВЫСШЕГО ОБРАЗОВАНИЯ </text:span></text:p>
      <text:p text:style-name="P21" loext:marker-style-name="T1"><text:span text:style-name="T1">НОВОСИБИРСКИЙ ГОСУДАРСТВЕННЫЙ ТЕХНИЧЕСКИЙ УНИВЕРСИТЕТ</text:span></text:p>
      <text:p text:style-name="P21" loext:marker-style-name="T1"><text:span text:style-name="T1">Кафедра вычислительной техники</text:span></text:p>
      <text:p text:style-name="P3"/>
      <text:p text:style-name="P3"/>
      <text:p text:style-name="P3"/>
      <text:p text:style-name="P4"/>
      <text:p text:style-name="P21" loext:marker-style-name="T1"><text:span text:style-name="T1">Лабораторная работа №</text:span><text:span text:style-name="T3">6</text:span></text:p>
      <text:p text:style-name="P21" loext:marker-style-name="T1"><text:span text:style-name="T1">по дисциплине «Программирование»</text:span></text:p>
      <text:p text:style-name="P22" loext:marker-style-name="T1"><text:span text:style-name="T1">на тему: «</text:span><text:span text:style-name="Source_20_Text"><text:span text:style-name="T37">Обработка исключительных ситуаций</text:span></text:span><text:span text:style-name="T1">»</text:span>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4" loext:marker-style-name="T1"/>
      <text:p text:style-name="P23" loext:marker-style-name="T1"/>
      <text:p text:style-name="P25" loext:marker-style-name="T1"><text:span text:style-name="T1">Группа: АВТ-441</text:span></text:p>
      <text:p text:style-name="P25" loext:marker-style-name="T1"><text:span text:style-name="T1">Студент: </text:span><text:span text:style-name="T2">Зорин Арсений Денисович</text:span></text:p>
      <text:p text:style-name="P25" loext:marker-style-name="T1"><text:span text:style-name="T1">Преподаватель: Орлов Илья Викторович</text:span></text:p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1" loext:marker-style-name="T1"><draw:custom-shape text:anchor-type="char" draw:z-index="0" draw:name="Фигура1" draw:style-name="gr1" draw:text-style-name="P26" svg:width="0.4669in" svg:height="0.4087in" svg:x="3.1354in" svg:y="0.349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Новосибирск 2025</text:span></text:p>
      <text:p text:style-name="P2"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без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номера"/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2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3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4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</text:table-of-content-source>
        <text:index-body>
          <text:p text:style-name="P1"><text:a xlink:type="simple" xlink:href="#_Toc208001212" text:style-name="Index_20_Link" text:visited-style-name="Index_20_Link"><text:span text:style-name="Ссылка_20_указателя"><text:span text:style-name="T4">ВВЕДЕНИЕ</text:span></text:span><text:span text:style-name="T4"><text:tab/>3</text:span></text:a></text:p>
          <text:p text:style-name="P1"><text:a xlink:type="simple" xlink:href="#_Toc208001213" text:style-name="Index_20_Link" text:visited-style-name="Index_20_Link"><text:span text:style-name="T4">1 Описание разрабатываемого класса<text:tab/>4</text:span></text:a></text:p>
          <text:p text:style-name="P1"><text:a xlink:type="simple" xlink:href="#_Toc208001214" text:style-name="Index_20_Link" text:visited-style-name="Index_20_Link"><text:span text:style-name="T4">2 Программная реализация<text:tab/>5</text:span></text:a></text:p>
          <text:p text:style-name="P1"><text:a xlink:type="simple" xlink:href="#_Toc208001215" text:style-name="Index_20_Link" text:visited-style-name="Index_20_Link"><text:span text:style-name="T4">3 Тестирование<text:tab/>6</text:span></text:a></text:p>
          <text:p text:style-name="P1"><text:a xlink:type="simple" xlink:href="#_Toc208001216" text:style-name="Index_20_Link" text:visited-style-name="Index_20_Link"><text:span text:style-name="T4">ЗАКЛЮЧЕНИЕ<text:tab/>7</text:span></text:a></text:p>
          <text:p text:style-name="P1"><text:a xlink:type="simple" xlink:href="#_Toc208001217" text:style-name="Index_20_Link" text:visited-style-name="Index_20_Link"><text:span text:style-name="T4">ПРИЛОЖЕНИЕ<text:tab/>8</text:span></text:a></text:p>
        </text:index-body>
      </text:table-of-content>
      <text:p text:style-name="P17" loext:marker-style-name="T1"><text:span text:style-name="Source_20_Text"><text:span text:style-name="T41"/></text:span></text:p>
      <text:p text:style-name="P17" loext:marker-style-name="T1"><text:span text:style-name="Source_20_Text"><text:span text:style-name="T41"/></text:span></text:p>
      <text:p text:style-name="P18" loext:marker-style-name="T1"><text:span text:style-name="Source_20_Text"><text:span text:style-name="T41">ВВЕДЕНИЕ</text:span></text:span></text:p>
      <text:p text:style-name="P17" loext:marker-style-name="T1"><text:span text:style-name="Source_20_Text"><text:span text:style-name="T40">Цель работы:</text:span></text:span><text:span text:style-name="Source_20_Text"><text:span text:style-name="T41"> Изучить механизм обработки исключительных ситуаций в объектно-ориентированных программах.</text:span></text:span></text:p>
      <text:p text:style-name="P17" loext:marker-style-name="T1"><text:span text:style-name="Source_20_Text"><text:span text:style-name="T41"/></text:span></text:p>
      <text:p text:style-name="P17" loext:marker-style-name="T1"><text:span text:style-name="Source_20_Text"><text:span text:style-name="T40">Задание:</text:span></text:span><text:span text:style-name="Source_20_Text"><text:span text:style-name="T41"> Добавить в классы и демонстрационную программу обработку исключений при возникновении ошибок: недостатка памяти, выход за пределы диапазона допустимых значений, деление на ноль и т.д. Изменить основную программу так, чтобы она демонстрировала обработку исключений.</text:span></text:span></text:p>
      <text:p text:style-name="P17" loext:marker-style-name="T1"><text:span text:style-name="Source_20_Text"><text:span text:style-name="T41"/></text:span></text:p>
      <text:p text:style-name="P17" loext:marker-style-name="T1"><text:span text:style-name="Source_20_Text"><text:span text:style-name="T40">Вариант:</text:span></text:span><text:span text:style-name="Source_20_Text"><text:span text:style-name="T41"> </text:span></text:span><text:span text:style-name="Source_20_Text"><text:span text:style-name="T42">3</text:span></text:span></text:p>
      <text:p text:style-name="P17" loext:marker-style-name="T1"><text:span text:style-name="Source_20_Text"><text:span text:style-name="T41"/></text:span></text:p>
      <text:p text:style-name="P18" loext:marker-style-name="T1"><text:span text:style-name="Source_20_Text"><text:span text:style-name="T41">1 Описание разрабатываемого класса</text:span></text:span></text:p>
      <text:p text:style-name="P17" loext:marker-style-name="T1"><text:span text:style-name="Source_20_Text"><text:span text:style-name="T41">В класс Polynomial и его наследников добавляется обработка исключительных ситуаций через пользовательский класс исключений PolynomialException. Обрабатываются следующие типы ошибок:</text:span></text:span></text:p>
      <text:p text:style-name="P17" loext:marker-style-name="T1"><text:span text:style-name="Source_20_Text"><text:span text:style-name="T41"/></text:span></text:p>
      <text:p text:style-name="P17" loext:marker-style-name="T1"><text:span text:style-name="Source_20_Text"><text:span text:style-name="T41">- Некорректные значения коэффициентов (NaN, бесконечность)</text:span></text:span></text:p>
      <text:p text:style-name="P17" loext:marker-style-name="T1"><text:span text:style-name="Source_20_Text"><text:span text:style-name="T41">- Выход за границы массива коэффициентов</text:span></text:span></text:p>
      <text:p text:style-name="P17" loext:marker-style-name="T1"><text:span text:style-name="Source_20_Text"><text:span text:style-name="T41">- Некорректные значения переменной x при вычислении</text:span></text:span></text:p>
      <text:p text:style-name="P17" loext:marker-style-name="T1"><text:span text:style-name="Source_20_Text"><text:span text:style-name="T41">- Ошибки при работе с файлами</text:span></text:span></text:p>
      <text:p text:style-name="P17" loext:marker-style-name="T1"><text:span text:style-name="Source_20_Text"><text:span text:style-name="T41"/></text:span></text:p>
      <text:p text:style-name="P17" loext:marker-style-name="T1"><text:span text:style-name="Source_20_Text"><text:span text:style-name="T41">Для безопасной работы с классом реализованы специальные методы с префиксом safe:</text:span></text:span></text:p>
      <text:p text:style-name="P17" loext:marker-style-name="T1"><text:span text:style-name="Source_20_Text"><text:span text:style-name="T41">- safeEvaluate() - безопасное вычисление значения многочлена</text:span></text:span></text:p>
      <text:p text:style-name="P17" loext:marker-style-name="T1"><text:span text:style-name="Source_20_Text"><text:span text:style-name="T41">- safeGetCoefficient() - безопасное получение коэффициента</text:span></text:span></text:p>
      <text:p text:style-name="P17" loext:marker-style-name="T1"><text:span text:style-name="Source_20_Text"><text:span text:style-name="T41">- safeSetCoefficient() - безопасная установка коэффициента</text:span></text:span></text:p>
      <text:p text:style-name="P17" loext:marker-style-name="T1"><text:span text:style-name="Source_20_Text"><text:span text:style-name="T41"/></text:span></text:p>
      <text:p text:style-name="P18" loext:marker-style-name="T1"><text:span text:style-name="Source_20_Text"><text:span text:style-name="T41">2 Программная реализация</text:span></text:span></text:p>
      <text:p text:style-name="P17" loext:marker-style-name="T1"><text:span text:style-name="Source_20_Text"><text:span text:style-name="T41">Класс PolynomialException наследуется от std::exception и используется для всех исключений, связанных с работой многочленов. Содержит строку с сообщением об ошибке.</text:span></text:span></text:p>
      <text:p text:style-name="P17" loext:marker-style-name="T1"><text:span text:style-name="Source_20_Text"><text:span text:style-name="T41">В классе Polynomial реализованы следующие обработчики исключений:</text:span></text:span></text:p>
      <text:p text:style-name="P17" loext:marker-style-name="T1"><text:span text:style-name="Source_20_Text"><text:span text:style-name="T41">Метод safeEvaluate(double x) - обрабатывает невалидные значения x (NaN, бесконечность) через блок try-catch. При обнаружении невалидного x бросает исключение PolynomialException и возвращает 0.0.</text:span></text:span></text:p>
      <text:p text:style-name="P17" loext:marker-style-name="T1"><text:span text:style-name="Source_20_Text"><text:span text:style-name="T41">Метод safeGetCoefficient(int index) - проверяет корректность индекса. При выходе за границы массива коэффициентов бросает исключение PolynomialException и возвращает 0.0.</text:span></text:span></text:p>
      <text:p text:style-name="P17" loext:marker-style-name="T1"><text:span text:style-name="Source_20_Text"><text:span text:style-name="T41">Метод safeSetCoefficient(int index, double value) - проверяет как корректность индекса, так и валидность устанавливаемого значения. При обнаружении NaN или бесконечности бросает исключение PolynomialException.</text:span></text:span></text:p>
      <text:p text:style-name="P17" loext:marker-style-name="T1"><text:span text:style-name="Source_20_Text"><text:span text:style-name="T41">В базовых операциях класса также предусмотрена обработка ошибок:</text:span></text:span></text:p>
      <text:p text:style-name="P17" loext:marker-style-name="T1"><text:span text:style-name="Source_20_Text"><text:span text:style-name="T41">- Конструкторы проверяют валидность переданных коэффициентов</text:span></text:span></text:p>
      <text:p text:style-name="P17" loext:marker-style-name="T1"><text:span text:style-name="Source_20_Text"><text:span text:style-name="T41">- Операторы + и - обрабатывают случаи с многочленами разной степени</text:span></text:span></text:p>
      <text:p text:style-name="P17" loext:marker-style-name="T1"><text:span text:style-name="Source_20_Text"><text:span text:style-name="T41">- Методы работы с файлами обрабатывают ошибки открытия/чтения файлов</text:span></text:span></text:p>
      <text:p text:style-name="P17" loext:marker-style-name="T1"><text:span text:style-name="Source_20_Text"><text:span text:style-name="T41">В производных классах (PowerArrayPolynomial, StringFormPolynomial) переопределенные методы также содержат обработку исключений, специфичных для их функциональности.</text:span></text:span></text:p>
      <text:p text:style-name="P19" loext:marker-style-name="T1"><text:span text:style-name="Source_20_Text"><text:span text:style-name="T41"/></text:span></text:p>
      <text:p text:style-name="P18" loext:marker-style-name="T1"><text:span text:style-name="Source_20_Text"><text:span text:style-name="T41">3 Тестирование</text:span></text:span></text:p>
      <text:p text:style-name="P17" loext:marker-style-name="T1"><text:span text:style-name="Source_20_Text"><text:span text:style-name="T41">Процесс тестирования обработки исключительных ситуаций:</text:span></text:span></text:p>
      <text:p text:style-name="P17" loext:marker-style-name="T1"><text:span text:style-name="Source_20_Text"><text:span text:style-name="T40">1. Тестирование безопасного вычисления:</text:span></text:span></text:p>
      <text:p text:style-name="P17" loext:marker-style-name="T1"><text:span text:style-name="Source_20_Text"><text:span text:style-name="T41">- Нормальное вычисление при x=2.0</text:span></text:span></text:p>
      <text:p text:style-name="P17" loext:marker-style-name="T1"><text:span text:style-name="Source_20_Text"><text:span text:style-name="T41">- Вычисление с невалидным x (NaN)</text:span></text:span></text:p>
      <text:p text:style-name="P17" loext:marker-style-name="T1"><text:span text:style-name="Source_20_Text"><text:span text:style-name="T41">- Оба случая обрабатываются без аварийного завершения</text:span></text:span></text:p>
      <text:p text:style-name="P17" loext:marker-style-name="T1"><text:span text:style-name="Source_20_Text"><text:span text:style-name="T40">2. Тестирование доступа к коэффициентам:</text:span></text:span></text:p>
      <text:p text:style-name="P17" loext:marker-style-name="T1"><text:span text:style-name="Source_20_Text"><text:span text:style-name="T41">- Корректный доступ к существующим коэффициентам</text:span></text:span></text:p>
      <text:p text:style-name="P17" loext:marker-style-name="T1"><text:span text:style-name="Source_20_Text"><text:span text:style-name="T41">- Попытка доступа к несуществующему коэффициенту (индекс 10 при порядке 2)</text:span></text:span></text:p>
      <text:p text:style-name="P17" loext:marker-style-name="T1"><text:span text:style-name="Source_20_Text"><text:span text:style-name="T41">- При ошибке возвращается 0.0 и выводится сообщение</text:span></text:span></text:p>
      <text:p text:style-name="P17" loext:marker-style-name="T1"><text:span text:style-name="Source_20_Text"><text:span text:style-name="T40">3. Тестирование установки коэффициентов:</text:span></text:span></text:p>
      <text:p text:style-name="P17" loext:marker-style-name="T1"><text:span text:style-name="Source_20_Text"><text:span text:style-name="T41">- Корректная установка валидного коэффициента</text:span></text:span></text:p>
      <text:p text:style-name="P17" loext:marker-style-name="T1"><text:span text:style-name="Source_20_Text"><text:span text:style-name="T41">- Попытка установки невалидного значения (бесконечность)</text:span></text:span></text:p>
      <text:p text:style-name="P17" loext:marker-style-name="T1"><text:span text:style-name="Source_20_Text"><text:span text:style-name="T41">- При ошибке значение не изменяется и выводится сообщение</text:span></text:span></text:p>
      <text:p text:style-name="P17" loext:marker-style-name="T1"><text:span text:style-name="Source_20_Text"><text:span text:style-name="T40">4. Тестирование наследованных классов:</text:span></text:span></text:p>
      <text:p text:style-name="P17" loext:marker-style-name="T1"><text:span text:style-name="Source_20_Text"><text:span text:style-name="T41">- PowerArrayPolynomial и StringFormPolynomial также корректно обрабатывают исключения</text:span></text:span></text:p>
      <text:p text:style-name="P17" loext:marker-style-name="T1"><text:span text:style-name="Source_20_Text"><text:span text:style-name="T41">- Проверяется работа виртуальных методов с обработкой ошибок</text:span></text:span></text:p>
      <text:p text:style-name="P17" loext:marker-style-name="T1"><text:span text:style-name="Source_20_Text"><text:span text:style-name="T41">Результаты тестирования:</text:span></text:span></text:p>
      <text:p text:style-name="P17" loext:marker-style-name="T1"><text:span text:style-name="Source_20_Text"><text:span text:style-name="T41">- Все исключительные ситуации обрабатываются корректно</text:span></text:span></text:p>
      <text:p text:style-name="P17" loext:marker-style-name="T1"><text:span text:style-name="Source_20_Text"><text:span text:style-name="T41">- Программа не завершается аварийно при возникновении ошибок</text:span></text:span></text:p>
      <text:p text:style-name="P17" loext:marker-style-name="T1"><text:span text:style-name="Source_20_Text"><text:span text:style-name="T41">- Пользователь получает информативные сообщения об ошибках</text:span></text:span></text:p>
      <text:p text:style-name="P17" loext:marker-style-name="T1"><text:span text:style-name="Source_20_Text"><text:span text:style-name="T41">- Состояние объектов сохраняется стабильным после обработки исключений</text:span></text:span></text:p>
      <text:p text:style-name="P17" loext:marker-style-name="T1"><text:span text:style-name="Source_20_Text"><text:span text:style-name="T41">- Наследованные классы правильно используют механизм исключений базового класса</text:span></text:span></text:p>
      <text:p text:style-name="P18" loext:marker-style-name="T1"><text:span text:style-name="Source_20_Text"><text:span text:style-name="T41">ЗАКЛЮЧЕНИЕ</text:span></text:span></text:p>
      <text:p text:style-name="P17" loext:marker-style-name="T1"><text:span text:style-name="Source_20_Text"><text:span text:style-name="T41">В ходе выполнения лабораторной работы на тему «Обработка исключительных ситуаций» была реализована комплексная система обработки ошибок в классах для работы с многочленами. Создан пользовательский класс исключений PolynomialException, добавлены безопасные методы с префиксом safe для критических операций. Это позволило повысить надежность программы, обеспечить graceful degradation при ошибках и изучить механизмы обработки исключений в объектно-ориентированном программировании на C++.</text:span></text:span></text:p>
      <text:p text:style-name="P17" loext:marker-style-name="T1"><text:span text:style-name="Source_20_Text"><text:span text:style-name="T41"/></text:span></text:p>
      <text:p text:style-name="P20" loext:marker-style-name="T1"><text:span text:style-name="Source_20_Text"><text:span text:style-name="T39">ПРИЛОЖЕНИЕ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Source_20_Text"><text:span text:style-name="T28">//</text:span></text:span></text:p>
            <text:p text:style-name="P5"><text:span text:style-name="Source_20_Text"><text:span text:style-name="T28">// </text:span></text:span><text:span text:style-name="Source_20_Text"><text:span text:style-name="T30">дополнение к </text:span></text:span><text:span text:style-name="Source_20_Text"><text:span text:style-name="T29">polynomial</text:span></text:span><text:span text:style-name="Source_20_Text"><text:span text:style-name="T30">.</text:span></text:span><text:span text:style-name="Source_20_Text"><text:span text:style-name="T31">h</text:span></text:span></text:p>
            <text:p text:style-name="P5"><text:span text:style-name="Source_20_Text"><text:span text:style-name="T28">//</text:span></text:span></text:p>
            <text:p text:style-name="P5"><text:span text:style-name="Source_20_Text"><text:span text:style-name="T28"/></text:span></text:p>
            <text:p text:style-name="P5"><text:span text:style-name="Source_20_Text"><text:span text:style-name="T18">class</text:span></text:span><text:span text:style-name="Source_20_Text"><text:span text:style-name="T23"> </text:span></text:span><text:span text:style-name="Source_20_Text"><text:span text:style-name="T21">PolynomialException</text:span></text:span><text:span text:style-name="Source_20_Text"><text:span text:style-name="T23"> </text:span></text:span><text:span text:style-name="Source_20_Text"><text:span text:style-name="T6">:</text:span></text:span><text:span text:style-name="Source_20_Text"><text:span text:style-name="T23"> </text:span></text:span><text:span text:style-name="Source_20_Text"><text:span text:style-name="T18">public</text:span></text:span><text:span text:style-name="Source_20_Text"><text:span text:style-name="T23"> </text:span></text:span><text:span text:style-name="Source_20_Text"><text:span text:style-name="T13">std</text:span></text:span><text:span text:style-name="Source_20_Text"><text:span text:style-name="T6">::</text:span></text:span><text:span text:style-name="Source_20_Text"><text:span text:style-name="T21">exception</text:span></text:span><text:span text:style-name="Source_20_Text"><text:span text:style-name="T23"> </text:span></text:span><text:span text:style-name="Source_20_Text"><text:span text:style-name="T6">{</text:span></text:span></text:p>
            <text:p text:style-name="P8"><text:span text:style-name="T17">private</text:span><text:span text:style-name="T5">:</text:span></text:p>
            <text:p text:style-name="P9">    <text:span text:style-name="T14">std</text:span><text:span text:style-name="T7">::</text:span><text:span text:style-name="T24">string message</text:span><text:span text:style-name="T7">;</text:span></text:p>
            <text:p text:style-name="P8"><text:span text:style-name="T17">public</text:span><text:span text:style-name="T5">:</text:span></text:p>
            <text:p text:style-name="P9">    <text:span text:style-name="T27">PolynomialException</text:span><text:span text:style-name="T7">(</text:span><text:span text:style-name="T19">const</text:span><text:span text:style-name="T24"> </text:span><text:span text:style-name="T14">std</text:span><text:span text:style-name="T7">::</text:span><text:span text:style-name="T22">string</text:span><text:span text:style-name="T7">&amp;</text:span><text:span text:style-name="T24"> </text:span><text:span text:style-name="T10">msg</text:span><text:span text:style-name="T7">)</text:span><text:span text:style-name="T24"> </text:span><text:span text:style-name="T7">:</text:span><text:span text:style-name="T24"> message</text:span><text:span text:style-name="T7">(</text:span><text:span text:style-name="T10">msg</text:span><text:span text:style-name="T7">)</text:span><text:span text:style-name="T24"> </text:span><text:span text:style-name="T7">{}</text:span></text:p>
            <text:p text:style-name="P9">    <text:span text:style-name="T19">const</text:span><text:span text:style-name="T24"> </text:span><text:span text:style-name="T19">char</text:span><text:span text:style-name="T7">*</text:span><text:span text:style-name="T24"> </text:span><text:span text:style-name="T27">what</text:span><text:span text:style-name="T7">()</text:span><text:span text:style-name="T24"> </text:span><text:span text:style-name="T19">const</text:span><text:span text:style-name="T24"> </text:span><text:span text:style-name="T19">noexcept</text:span><text:span text:style-name="T24"> </text:span><text:span text:style-name="T19">override</text:span><text:span text:style-name="T24"> </text:span><text:span text:style-name="T7">{</text:span></text:p>
            <text:p text:style-name="P9">        <text:span text:style-name="T35">return</text:span><text:span text:style-name="T24"> message</text:span><text:span text:style-name="T7">.</text:span><text:span text:style-name="T27">c_str</text:span><text:span text:style-name="T7">();</text:span></text:p>
            <text:p text:style-name="P9">    <text:span text:style-name="T7">}</text:span></text:p>
            <text:p text:style-name="P11">};</text:p>
            <text:p text:style-name="P10"/>
            <text:p text:style-name="P8"><text:span text:style-name="T17">class</text:span> <text:span text:style-name="T20">Polynomial</text:span> <text:span text:style-name="T5">{</text:span></text:p>
            <text:p text:style-name="P14">    <text:span text:style-name="T24">// ... остальные члены класса</text:span></text:p>
            <text:p text:style-name="P9">    </text:p>
            <text:p text:style-name="P14">    <text:span text:style-name="T24">// Exceptions</text:span></text:p>
            <text:p text:style-name="P9">    <text:span text:style-name="T19">double</text:span><text:span text:style-name="T24"> </text:span><text:span text:style-name="T27">safeEvaluate</text:span><text:span text:style-name="T7">(</text:span><text:span text:style-name="T19">double</text:span><text:span text:style-name="T24"> </text:span><text:span text:style-name="T10">x</text:span><text:span text:style-name="T7">)</text:span><text:span text:style-name="T24"> </text:span><text:span text:style-name="T19">const</text:span><text:span text:style-name="T7">;</text:span></text:p>
            <text:p text:style-name="P9">    <text:span text:style-name="T19">double</text:span><text:span text:style-name="T24"> </text:span><text:span text:style-name="T27">safeGetCoefficient</text:span><text:span text:style-name="T7">(</text:span><text:span text:style-name="T19">int</text:span><text:span text:style-name="T24"> </text:span><text:span text:style-name="T10">index</text:span><text:span text:style-name="T7">)</text:span><text:span text:style-name="T24"> </text:span><text:span text:style-name="T19">const</text:span><text:span text:style-name="T7">;</text:span></text:p>
            <text:p text:style-name="P9">    <text:span text:style-name="T19">void</text:span><text:span text:style-name="T24"> </text:span><text:span text:style-name="T27">safeSetCoefficient</text:span><text:span text:style-name="T7">(</text:span><text:span text:style-name="T19">int</text:span><text:span text:style-name="T24"> </text:span><text:span text:style-name="T10">index</text:span><text:span text:style-name="T7">,</text:span><text:span text:style-name="T24"> </text:span><text:span text:style-name="T19">double</text:span><text:span text:style-name="T24"> </text:span><text:span text:style-name="T10">value</text:span><text:span text:style-name="T7">);</text:span></text:p>
            <text:p text:style-name="P11">};</text:p>
            <text:p text:style-name="P5"><text:span text:style-name="Source_20_Text"><text:span text:style-name="T11"/>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Source_20_Text"><text:span text:style-name="T28">//</text:span></text:span></text:p>
            <text:p text:style-name="P6"><text:span text:style-name="Source_20_Text"><text:span text:style-name="T28">// </text:span></text:span><text:span text:style-name="Source_20_Text"><text:span text:style-name="T30">дополнение к </text:span></text:span><text:span text:style-name="Source_20_Text"><text:span text:style-name="T29">polynomial</text:span></text:span><text:span text:style-name="Source_20_Text"><text:span text:style-name="T30">.с</text:span></text:span><text:span text:style-name="Source_20_Text"><text:span text:style-name="T31">pp</text:span></text:span></text:p>
            <text:p text:style-name="P6"><text:span text:style-name="Source_20_Text"><text:span text:style-name="T28">//</text:span></text:span></text:p>
            <text:p text:style-name="P6"><text:span text:style-name="Source_20_Text"><text:span text:style-name="T28"/></text:span></text:p>
            <text:p text:style-name="P12"><text:span text:style-name="Source_20_Text"><text:span text:style-name="T18">double</text:span></text:span><text:span text:style-name="Source_20_Text"><text:span text:style-name="T43"> </text:span></text:span><text:span text:style-name="Source_20_Text"><text:span text:style-name="T13">Polynomial</text:span></text:span><text:span text:style-name="Source_20_Text"><text:span text:style-name="T23">::</text:span></text:span><text:span text:style-name="Source_20_Text"><text:span text:style-name="T26">safeEvaluate</text:span></text:span><text:span text:style-name="Source_20_Text"><text:span text:style-name="T23">(</text:span></text:span><text:span text:style-name="Source_20_Text"><text:span text:style-name="T18">double</text:span></text:span><text:span text:style-name="Source_20_Text"><text:span text:style-name="T43"> </text:span></text:span><text:span text:style-name="Source_20_Text"><text:span text:style-name="T9">x</text:span></text:span><text:span text:style-name="Source_20_Text"><text:span text:style-name="T23">)</text:span></text:span><text:span text:style-name="Source_20_Text"><text:span text:style-name="T43"> </text:span></text:span><text:span text:style-name="Source_20_Text"><text:span text:style-name="T18">const</text:span></text:span><text:span text:style-name="Source_20_Text"><text:span text:style-name="T43"> </text:span></text:span><text:span text:style-name="Source_20_Text"><text:span text:style-name="T23">{</text:span></text:span></text:p>
            <text:p text:style-name="P9">    <text:span text:style-name="T35">try</text:span><text:span text:style-name="T24"> </text:span><text:span text:style-name="T7">{</text:span></text:p>
            <text:p text:style-name="P9">        <text:span text:style-name="T35">if</text:span><text:span text:style-name="T24"> </text:span><text:span text:style-name="T7">(</text:span><text:span text:style-name="T14">std</text:span><text:span text:style-name="T7">::</text:span><text:span text:style-name="T27">isnan</text:span><text:span text:style-name="T7">(</text:span><text:span text:style-name="T10">x</text:span><text:span text:style-name="T7">)</text:span><text:span text:style-name="T24"> </text:span><text:span text:style-name="T7">||</text:span><text:span text:style-name="T24"> </text:span><text:span text:style-name="T14">std</text:span><text:span text:style-name="T7">::</text:span><text:span text:style-name="T27">isinf</text:span><text:span text:style-name="T7">(</text:span><text:span text:style-name="T10">x</text:span><text:span text:style-name="T7">))</text:span><text:span text:style-name="T24"> </text:span><text:span text:style-name="T7">{</text:span></text:p>
            <text:p text:style-name="P9">            <text:span text:style-name="T35">throw</text:span><text:span text:style-name="T24"> </text:span><text:span text:style-name="T27">PolynomialException</text:span><text:span text:style-name="T7">(</text:span><text:span text:style-name="T15">"</text:span><text:span text:style-name="T16">Invalid x value for evaluation</text:span><text:span text:style-name="T15">"</text:span><text:span text:style-name="T7">);</text:span></text:p>
            <text:p text:style-name="P9">        <text:span text:style-name="T7">}</text:span></text:p>
            <text:p text:style-name="P9">        <text:span text:style-name="T35">return</text:span><text:span text:style-name="T24"> </text:span><text:span text:style-name="T27">evaluate</text:span><text:span text:style-name="T7">(</text:span><text:span text:style-name="T10">x</text:span><text:span text:style-name="T7">);</text:span></text:p>
            <text:p text:style-name="P9">    <text:span text:style-name="T7">}</text:span></text:p>
            <text:p text:style-name="P9">    <text:span text:style-name="T35">catch</text:span><text:span text:style-name="T24"> </text:span><text:span text:style-name="T7">(</text:span><text:span text:style-name="T19">const</text:span><text:span text:style-name="T24"> PolynomialException</text:span><text:span text:style-name="T7">&amp;</text:span><text:span text:style-name="T24"> </text:span><text:span text:style-name="T34">e</text:span><text:span text:style-name="T7">)</text:span><text:span text:style-name="T24"> </text:span><text:span text:style-name="T7">{</text:span></text:p>
            <text:p text:style-name="P9">        <text:span text:style-name="T14">std</text:span><text:span text:style-name="T7">::</text:span><text:span text:style-name="T24">cerr </text:span><text:span text:style-name="T7">&lt;&lt;</text:span><text:span text:style-name="T24"> </text:span><text:span text:style-name="T15">"</text:span><text:span text:style-name="T16">Evaluation error: </text:span><text:span text:style-name="T15">"</text:span><text:span text:style-name="T24"> </text:span><text:span text:style-name="T7">&lt;&lt;</text:span><text:span text:style-name="T24"> </text:span><text:span text:style-name="T34">e</text:span><text:span text:style-name="T7">.</text:span><text:span text:style-name="T27">what</text:span><text:span text:style-name="T7">()</text:span><text:span text:style-name="T24"> </text:span><text:span text:style-name="T7">&lt;&lt;</text:span><text:span text:style-name="T24"> </text:span><text:span text:style-name="T14">std</text:span><text:span text:style-name="T7">::</text:span><text:span text:style-name="T24">endl</text:span><text:span text:style-name="T7">;</text:span></text:p>
            <text:p text:style-name="P9">        <text:span text:style-name="T35">return</text:span><text:span text:style-name="T24"> </text:span><text:span text:style-name="T33">0.0</text:span><text:span text:style-name="T7">;</text:span></text:p>
            <text:p text:style-name="P9">    <text:span text:style-name="T7">}</text:span></text:p>
            <text:p text:style-name="P11">}</text:p>
            <text:p text:style-name="P10"/>
            <text:p text:style-name="P8"><text:span text:style-name="T17">double</text:span> <text:span text:style-name="T12">Polynomial</text:span><text:span text:style-name="T5">::</text:span><text:span text:style-name="T25">safeGetCoefficient</text:span><text:span text:style-name="T5">(</text:span><text:span text:style-name="T17">int</text:span> <text:span text:style-name="T8">index</text:span><text:span text:style-name="T5">)</text:span> <text:span text:style-name="T17">const</text:span> <text:span text:style-name="T5">{</text:span></text:p>
            <text:p text:style-name="P9">    <text:span text:style-name="T35">try</text:span><text:span text:style-name="T24"> </text:span><text:span text:style-name="T7">{</text:span></text:p>
            <text:p text:style-name="P9">        <text:span text:style-name="T35">if</text:span><text:span text:style-name="T24"> </text:span><text:span text:style-name="T7">(</text:span><text:span text:style-name="T24">index </text:span><text:span text:style-name="T7">&lt;</text:span><text:span text:style-name="T24"> </text:span><text:span text:style-name="T33">0</text:span><text:span text:style-name="T24"> </text:span><text:span text:style-name="T7">||</text:span><text:span text:style-name="T24"> index </text:span><text:span text:style-name="T7">&gt;</text:span><text:span text:style-name="T24"> order</text:span><text:span text:style-name="T7">)</text:span><text:span text:style-name="T24"> </text:span><text:span text:style-name="T7">{</text:span></text:p>
            <text:p text:style-name="P9">            <text:span text:style-name="T35">throw</text:span><text:span text:style-name="T24"> </text:span><text:span text:style-name="T27">PolynomialException</text:span><text:span text:style-name="T7">(</text:span><text:span text:style-name="T15">"</text:span><text:span text:style-name="T16">Index out of bounds</text:span><text:span text:style-name="T15">"</text:span><text:span text:style-name="T7">);</text:span></text:p>
            <text:p text:style-name="P9">        <text:span text:style-name="T7">}</text:span></text:p>
            <text:p text:style-name="P9">        <text:span text:style-name="T35">return</text:span><text:span text:style-name="T24"> </text:span><text:span text:style-name="T34">coefficients</text:span><text:span text:style-name="T7">[</text:span><text:span text:style-name="T24">index</text:span><text:span text:style-name="T7">];</text:span></text:p>
            <text:p text:style-name="P9">    <text:span text:style-name="T7">}</text:span></text:p>
            <text:p text:style-name="P9">    <text:span text:style-name="T35">catch</text:span><text:span text:style-name="T24"> </text:span><text:span text:style-name="T7">(</text:span><text:span text:style-name="T19">const</text:span><text:span text:style-name="T24"> PolynomialException</text:span><text:span text:style-name="T7">&amp;</text:span><text:span text:style-name="T24"> e</text:span><text:span text:style-name="T7">)</text:span><text:span text:style-name="T24"> </text:span><text:span text:style-name="T7">{</text:span></text:p>
            <text:p text:style-name="P9">        <text:span text:style-name="T14">std</text:span><text:span text:style-name="T7">::</text:span><text:span text:style-name="T24">cerr </text:span><text:span text:style-name="T7">&lt;&lt;</text:span><text:span text:style-name="T24"> </text:span><text:span text:style-name="T15">"</text:span><text:span text:style-name="T16">Coefficient access error: </text:span><text:span text:style-name="T15">"</text:span><text:span text:style-name="T24"> </text:span><text:span text:style-name="T7">&lt;&lt;</text:span><text:span text:style-name="T24"> </text:span><text:span text:style-name="T34">e</text:span><text:span text:style-name="T7">.</text:span><text:span text:style-name="T27">what</text:span><text:span text:style-name="T7">()</text:span><text:span text:style-name="T24"> </text:span><text:span text:style-name="T7">&lt;&lt;</text:span><text:span text:style-name="T24"> </text:span><text:span text:style-name="T14">std</text:span><text:span text:style-name="T7">::</text:span><text:span text:style-name="T24">endl</text:span><text:span text:style-name="T7">;</text:span></text:p>
            <text:p text:style-name="P9"><text:soft-page-break/>        <text:span text:style-name="T35">return</text:span><text:span text:style-name="T24"> </text:span><text:span text:style-name="T33">0.0</text:span><text:span text:style-name="T7">;</text:span></text:p>
            <text:p text:style-name="P9">    <text:span text:style-name="T7">}</text:span></text:p>
            <text:p text:style-name="P11">}</text:p>
            <text:p text:style-name="P10"/>
            <text:p text:style-name="P8"><text:span text:style-name="T17">void</text:span> <text:span text:style-name="T12">Polynomial</text:span><text:span text:style-name="T5">::</text:span><text:span text:style-name="T25">safeSetCoefficient</text:span><text:span text:style-name="T5">(</text:span><text:span text:style-name="T17">int</text:span> <text:span text:style-name="T8">index</text:span><text:span text:style-name="T5">,</text:span> <text:span text:style-name="T17">double</text:span> <text:span text:style-name="T8">value</text:span><text:span text:style-name="T5">)</text:span> <text:span text:style-name="T5">{</text:span></text:p>
            <text:p text:style-name="P9">    <text:span text:style-name="T35">try</text:span><text:span text:style-name="T24"> </text:span><text:span text:style-name="T7">{</text:span></text:p>
            <text:p text:style-name="P9">        <text:span text:style-name="T35">if</text:span><text:span text:style-name="T24"> </text:span><text:span text:style-name="T7">(</text:span><text:span text:style-name="T24">index </text:span><text:span text:style-name="T7">&lt;</text:span><text:span text:style-name="T24"> </text:span><text:span text:style-name="T33">0</text:span><text:span text:style-name="T24"> </text:span><text:span text:style-name="T7">||</text:span><text:span text:style-name="T24"> index </text:span><text:span text:style-name="T7">&gt;</text:span><text:span text:style-name="T24"> order</text:span><text:span text:style-name="T7">)</text:span><text:span text:style-name="T24"> </text:span><text:span text:style-name="T7">{</text:span></text:p>
            <text:p text:style-name="P9">            <text:span text:style-name="T35">throw</text:span><text:span text:style-name="T24"> </text:span><text:span text:style-name="T27">PolynomialException</text:span><text:span text:style-name="T7">(</text:span><text:span text:style-name="T15">"</text:span><text:span text:style-name="T16">Index out of bounds</text:span><text:span text:style-name="T15">"</text:span><text:span text:style-name="T7">);</text:span></text:p>
            <text:p text:style-name="P9">        <text:span text:style-name="T7">}</text:span></text:p>
            <text:p text:style-name="P9">        <text:span text:style-name="T35">if</text:span><text:span text:style-name="T24"> </text:span><text:span text:style-name="T7">(</text:span><text:span text:style-name="T14">std</text:span><text:span text:style-name="T7">::</text:span><text:span text:style-name="T27">isnan</text:span><text:span text:style-name="T7">(</text:span><text:span text:style-name="T24">value</text:span><text:span text:style-name="T7">)</text:span><text:span text:style-name="T24"> </text:span><text:span text:style-name="T7">||</text:span><text:span text:style-name="T24"> </text:span><text:span text:style-name="T14">std</text:span><text:span text:style-name="T7">::</text:span><text:span text:style-name="T27">isinf</text:span><text:span text:style-name="T7">(</text:span><text:span text:style-name="T24">value</text:span><text:span text:style-name="T7">))</text:span><text:span text:style-name="T24"> </text:span><text:span text:style-name="T7">{</text:span></text:p>
            <text:p text:style-name="P9">            <text:span text:style-name="T35">throw</text:span><text:span text:style-name="T24"> </text:span><text:span text:style-name="T27">PolynomialException</text:span><text:span text:style-name="T7">(</text:span><text:span text:style-name="T15">"</text:span><text:span text:style-name="T16">Invalid coefficient value</text:span><text:span text:style-name="T15">"</text:span><text:span text:style-name="T7">);</text:span></text:p>
            <text:p text:style-name="P9">        <text:span text:style-name="T7">}</text:span></text:p>
            <text:p text:style-name="P9">        <text:span text:style-name="T34">coefficients</text:span><text:span text:style-name="T7">[</text:span><text:span text:style-name="T24">index</text:span><text:span text:style-name="T7">]</text:span><text:span text:style-name="T24"> </text:span><text:span text:style-name="T7">=</text:span><text:span text:style-name="T24"> value</text:span><text:span text:style-name="T7">;</text:span></text:p>
            <text:p text:style-name="P9">    <text:span text:style-name="T7">}</text:span></text:p>
            <text:p text:style-name="P9">    <text:span text:style-name="T35">catch</text:span><text:span text:style-name="T24"> </text:span><text:span text:style-name="T7">(</text:span><text:span text:style-name="T19">const</text:span><text:span text:style-name="T24"> PolynomialException</text:span><text:span text:style-name="T7">&amp;</text:span><text:span text:style-name="T24"> e</text:span><text:span text:style-name="T7">)</text:span><text:span text:style-name="T24"> </text:span><text:span text:style-name="T7">{</text:span></text:p>
            <text:p text:style-name="P9">        <text:span text:style-name="T14">std</text:span><text:span text:style-name="T7">::</text:span><text:span text:style-name="T24">cerr </text:span><text:span text:style-name="T7">&lt;&lt;</text:span><text:span text:style-name="T24"> </text:span><text:span text:style-name="T15">"</text:span><text:span text:style-name="T16">Coefficient setting error: </text:span><text:span text:style-name="T15">"</text:span><text:span text:style-name="T24"> </text:span><text:span text:style-name="T7">&lt;&lt;</text:span><text:span text:style-name="T24"> </text:span><text:span text:style-name="T34">e</text:span><text:span text:style-name="T7">.</text:span><text:span text:style-name="T27">what</text:span><text:span text:style-name="T7">()</text:span><text:span text:style-name="T24"> </text:span><text:span text:style-name="T7">&lt;&lt;</text:span><text:span text:style-name="T24"> </text:span><text:span text:style-name="T14">std</text:span><text:span text:style-name="T7">::</text:span><text:span text:style-name="T24">endl</text:span><text:span text:style-name="T7">;</text:span></text:p>
            <text:p text:style-name="P9">    <text:span text:style-name="T7">}</text:span></text:p>
            <text:p text:style-name="P11">}</text:p>
            <text:p text:style-name="P12"><text:span text:style-name="Source_20_Text"><text:span text:style-name="T6"/></text:span></text:p>
            <text:p text:style-name="P6"><text:span text:style-name="Source_20_Text"><text:span text:style-name="T11"/></text:span></text:p>
          </table:table-cell>
        </table:table-row>
      </table:table>
      <text:p text:style-name="P15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Source_20_Text"><text:span text:style-name="T28">//</text:span></text:span></text:p>
            <text:p text:style-name="P7"><text:span text:style-name="Source_20_Text"><text:span text:style-name="T28">// </text:span></text:span><text:span text:style-name="Source_20_Text"><text:span text:style-name="T30">дополнение к </text:span></text:span><text:span text:style-name="Source_20_Text"><text:span text:style-name="T32">main.cpp</text:span></text:span></text:p>
            <text:p text:style-name="P7"><text:span text:style-name="Source_20_Text"><text:span text:style-name="T28">//</text:span></text:span></text:p>
            <text:p text:style-name="P7"><text:span text:style-name="Source_20_Text"><text:span text:style-name="T28"/></text:span></text:p>
            <text:p text:style-name="P13"><text:span text:style-name="Source_20_Text"><text:span text:style-name="T18">void</text:span></text:span><text:span text:style-name="Source_20_Text"><text:span text:style-name="T43"> </text:span></text:span><text:span text:style-name="Source_20_Text"><text:span text:style-name="T26">lab6_demo</text:span></text:span><text:span text:style-name="Source_20_Text"><text:span text:style-name="T23">()</text:span></text:span><text:span text:style-name="Source_20_Text"><text:span text:style-name="T43"> </text:span></text:span><text:span text:style-name="Source_20_Text"><text:span text:style-name="T23">{</text:span></text:span></text:p>
            <text:p text:style-name="P9">    <text:span text:style-name="T14">std</text:span><text:span text:style-name="T7">::</text:span><text:span text:style-name="T14">cout</text:span><text:span text:style-name="T24"> </text:span><text:span text:style-name="T7">&lt;&lt;</text:span><text:span text:style-name="T24"> </text:span><text:span text:style-name="T15">"</text:span><text:span text:style-name="T36">\n</text:span><text:span text:style-name="T16">=== Lab 6: Exception Handling ===</text:span><text:span text:style-name="T15">"</text:span><text:span text:style-name="T24"> </text:span><text:span text:style-name="T7">&lt;&lt;</text:span><text:span text:style-name="T24"> </text:span><text:span text:style-name="T14">std</text:span><text:span text:style-name="T7">::</text:span><text:span text:style-name="T27">endl</text:span><text:span text:style-name="T7">;</text:span></text:p>
            <text:p text:style-name="P9">    </text:p>
            <text:p text:style-name="P9">    <text:span text:style-name="T14">std</text:span><text:span text:style-name="T7">::</text:span><text:span text:style-name="T22">vector</text:span><text:span text:style-name="T7">&lt;</text:span><text:span text:style-name="T19">double</text:span><text:span text:style-name="T7">&gt;</text:span><text:span text:style-name="T24"> </text:span><text:span text:style-name="T34">coeffs</text:span><text:span text:style-name="T24"> </text:span><text:span text:style-name="T7">=</text:span><text:span text:style-name="T24"> </text:span><text:span text:style-name="T7">{</text:span><text:span text:style-name="T33">1.0</text:span><text:span text:style-name="T7">,</text:span><text:span text:style-name="T24"> </text:span><text:span text:style-name="T33">2.0</text:span><text:span text:style-name="T7">,</text:span><text:span text:style-name="T24"> </text:span><text:span text:style-name="T33">3.0</text:span><text:span text:style-name="T7">};</text:span></text:p>
            <text:p text:style-name="P9">    <text:span text:style-name="T22">Polynomial</text:span><text:span text:style-name="T24"> </text:span><text:span text:style-name="T34">p</text:span><text:span text:style-name="T7">(</text:span><text:span text:style-name="T33">2</text:span><text:span text:style-name="T7">,</text:span><text:span text:style-name="T24"> </text:span><text:span text:style-name="T34">coeffs</text:span><text:span text:style-name="T7">);</text:span></text:p>
            <text:p text:style-name="P9">    </text:p>
            <text:p text:style-name="P9">    <text:span text:style-name="T14">std</text:span><text:span text:style-name="T7">::</text:span><text:span text:style-name="T14">cout</text:span><text:span text:style-name="T24"> </text:span><text:span text:style-name="T7">&lt;&lt;</text:span><text:span text:style-name="T24"> </text:span><text:span text:style-name="T15">"</text:span><text:span text:style-name="T16">Normal evaluation at x=2: </text:span><text:span text:style-name="T15">"</text:span><text:span text:style-name="T24"> </text:span><text:span text:style-name="T7">&lt;&lt;</text:span><text:span text:style-name="T24"> </text:span><text:span text:style-name="T34">p</text:span><text:span text:style-name="T7">.</text:span><text:span text:style-name="T27">safeEvaluate</text:span><text:span text:style-name="T7">(</text:span><text:span text:style-name="T33">2.0</text:span><text:span text:style-name="T7">)</text:span><text:span text:style-name="T24"> </text:span><text:span text:style-name="T7">&lt;&lt;</text:span><text:span text:style-name="T24"> </text:span><text:span text:style-name="T14">std</text:span><text:span text:style-name="T7">::</text:span><text:span text:style-name="T27">endl</text:span><text:span text:style-name="T7">;</text:span></text:p>
            <text:p text:style-name="P9">    </text:p>
            <text:p text:style-name="P9">    <text:span text:style-name="T14">std</text:span><text:span text:style-name="T7">::</text:span><text:span text:style-name="T14">cout</text:span><text:span text:style-name="T24"> </text:span><text:span text:style-name="T7">&lt;&lt;</text:span><text:span text:style-name="T24"> </text:span><text:span text:style-name="T15">"</text:span><text:span text:style-name="T16">Evaluation with invalid x: </text:span><text:span text:style-name="T15">"</text:span><text:span text:style-name="T24"> </text:span><text:span text:style-name="T7">&lt;&lt;</text:span><text:span text:style-name="T24"> </text:span><text:span text:style-name="T34">p</text:span><text:span text:style-name="T7">.</text:span><text:span text:style-name="T27">safeEvaluate</text:span><text:span text:style-name="T7">(</text:span><text:span text:style-name="T14">std</text:span><text:span text:style-name="T7">::</text:span><text:span text:style-name="T22">numeric_limits</text:span><text:span text:style-name="T7">&lt;</text:span><text:span text:style-name="T19">double</text:span><text:span text:style-name="T7">&gt;::</text:span><text:span text:style-name="T27">quiet_NaN</text:span><text:span text:style-name="T7">())</text:span><text:span text:style-name="T24"> </text:span><text:span text:style-name="T7">&lt;&lt;</text:span><text:span text:style-name="T24"> </text:span><text:span text:style-name="T14">std</text:span><text:span text:style-name="T7">::</text:span><text:span text:style-name="T27">endl</text:span><text:span text:style-name="T7">;</text:span></text:p>
            <text:p text:style-name="P9">    <text:span text:style-name="T14">std</text:span><text:span text:style-name="T7">::</text:span><text:span text:style-name="T14">cout</text:span><text:span text:style-name="T24"> </text:span><text:span text:style-name="T7">&lt;&lt;</text:span><text:span text:style-name="T24"> </text:span><text:span text:style-name="T15">"</text:span><text:span text:style-name="T16">Access to invalid coefficient: </text:span><text:span text:style-name="T15">"</text:span><text:span text:style-name="T24"> </text:span><text:span text:style-name="T7">&lt;&lt;</text:span><text:span text:style-name="T24"> </text:span><text:span text:style-name="T34">p</text:span><text:span text:style-name="T7">.</text:span><text:span text:style-name="T27">safeGetCoefficient</text:span><text:span text:style-name="T7">(</text:span><text:span text:style-name="T33">10</text:span><text:span text:style-name="T7">)</text:span><text:span text:style-name="T24"> </text:span><text:span text:style-name="T7">&lt;&lt;</text:span><text:span text:style-name="T24"> </text:span><text:span text:style-name="T14">std</text:span><text:span text:style-name="T7">::</text:span><text:span text:style-name="T27">endl</text:span><text:span text:style-name="T7">;</text:span></text:p>
            <text:p text:style-name="P9">    </text:p>
            <text:p text:style-name="P9">    <text:span text:style-name="T34">p</text:span><text:span text:style-name="T7">.</text:span><text:span text:style-name="T27">safeSetCoefficient</text:span><text:span text:style-name="T7">(</text:span><text:span text:style-name="T33">1</text:span><text:span text:style-name="T7">,</text:span><text:span text:style-name="T24"> </text:span><text:span text:style-name="T14">std</text:span><text:span text:style-name="T7">::</text:span><text:span text:style-name="T22">numeric_limits</text:span><text:span text:style-name="T7">&lt;</text:span><text:span text:style-name="T19">double</text:span><text:span text:style-name="T7">&gt;::</text:span><text:span text:style-name="T27">infinity</text:span><text:span text:style-name="T7">());</text:span></text:p>
            <text:p text:style-name="P10"/>
            <text:p text:style-name="P9">    <text:span text:style-name="T14">std</text:span><text:span text:style-name="T7">::</text:span><text:span text:style-name="T14">cout</text:span><text:span text:style-name="T24"> </text:span><text:span text:style-name="T7">&lt;&lt;</text:span><text:span text:style-name="T24"> </text:span><text:span text:style-name="T15">"</text:span><text:span text:style-name="T16">Coefficient[1] after invalid set: </text:span><text:span text:style-name="T15">"</text:span><text:span text:style-name="T24"> </text:span><text:span text:style-name="T7">&lt;&lt;</text:span><text:span text:style-name="T24"> </text:span><text:span text:style-name="T34">p</text:span><text:span text:style-name="T7">.</text:span><text:span text:style-name="T27">safeGetCoefficient</text:span><text:span text:style-name="T7">(</text:span><text:span text:style-name="T33">1</text:span><text:span text:style-name="T7">)</text:span><text:span text:style-name="T24"> </text:span><text:span text:style-name="T7">&lt;&lt;</text:span><text:span text:style-name="T24"> </text:span><text:span text:style-name="T14">std</text:span><text:span text:style-name="T7">::</text:span><text:span text:style-name="T27">endl</text:span><text:span text:style-name="T7">;</text:span></text:p>
            <text:p text:style-name="P11">}</text:p>
            <text:p text:style-name="P13"><text:span text:style-name="Source_20_Text"><text:span text:style-name="T6"/></text:span></text:p>
            <text:p text:style-name="P7"><text:span text:style-name="Source_20_Text"><text:span text:style-name="T11"/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ВКР_5f_Обычный" style:display-name="ВКР_Обычный" style:family="paragraph">
      <style:paragraph-properties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ВКР_5f_Заголовок_5f_не_5f_в_5f_содержании" style:display-name="ВКР_Заголовок_не_в_содержании" style:family="paragraph" style:next-style-name="ВКР_5f_Обычный">
      <style:paragraph-properties fo:margin-top="0in" fo:margin-bottom="0.1665in" style:contextual-spacing="false" fo:text-align="center" style:justify-single-word="false" fo:orphans="2" fo:widows="2" fo:hyphenation-ladder-count="no-limit" fo:break-before="pag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3:15.417000000</meta:creation-date>
    <dc:date>2025-11-08T23:25:02.321000000</dc:date>
    <meta:editing-duration>PT1H30M20S</meta:editing-duration>
    <meta:editing-cycles>51</meta:editing-cycles>
    <meta:generator>LibreOffice/24.2.6.2$Windows_X86_64 LibreOffice_project/ef66aa7e36a1bb8e65bfbc63aba53045a14d0871</meta:generator>
    <meta:document-statistic meta:table-count="3" meta:image-count="0" meta:object-count="0" meta:page-count="9" meta:paragraph-count="147" meta:word-count="809" meta:character-count="6883" meta:non-whitespace-character-count="5895"/>
  </office:meta>
</office:document-meta>
</file>